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5cm" fo:break-before="auto" style:use-optimal-row-height="false"/>
    </style:style>
    <style:style style:name="ro3" style:family="table-row">
      <style:table-row-properties style:row-height="1.342cm" fo:break-before="auto" style:use-optimal-row-height="false"/>
    </style:style>
    <style:style style:name="ro4" style:family="table-row">
      <style:table-row-properties style:row-height="1.3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double #000000" style:border-line-width-bottom="0cm 0.004cm 0.002cm" fo:border-left="0.51pt solid #000000" fo:border-right="0.54pt double #000000" style:border-line-width-right="0.009cm 0.005cm 0.005cm" fo:border-top="0.54pt double #000000" style:border-line-width-top="0.009cm 0.005cm 0.005cm"/>
    </style:style>
    <style:style style:name="ce2" style:family="table-cell" style:parent-style-name="Default">
      <style:table-cell-properties fo:border-bottom="0.06pt double #000000" style:border-line-width-bottom="0cm 0.004cm 0.002cm" fo:border-left="0.51pt solid #000000" fo:border-right="0.54pt double #000000" style:border-line-width-right="0.009cm 0.005cm 0.005cm" fo:border-top="0.06pt double #000000" style:border-line-width-top="0cm 0.004cm 0.002cm"/>
    </style:style>
    <style:style style:name="ce3" style:family="table-cell" style:parent-style-name="Default">
      <style:table-cell-properties fo:border-bottom="0.06pt double #000000" style:border-line-width-bottom="0cm 0.004cm 0.002cm" style:text-align-source="fix" style:repeat-content="false" fo:border-left="0.51pt solid #000000" fo:border-right="0.54pt double #000000" style:border-line-width-right="0.009cm 0.005cm 0.005cm" fo:border-top="0.06pt double #000000" style:border-line-width-top="0cm 0.004cm 0.002cm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06pt double #000000" style:border-line-width-bottom="0cm 0.004cm 0.002cm" style:text-align-source="fix" style:repeat-content="false" fo:border-left="0.51pt solid #000000" fo:border-right="0.54pt double #000000" style:border-line-width-right="0.009cm 0.005cm 0.005cm" fo:border-top="0.06pt double #000000" style:border-line-width-top="0cm 0.004cm 0.002cm" style:vertical-align="middle"/>
      <style:paragraph-properties fo:text-align="center"/>
    </style:style>
    <style:style style:name="ce5" style:family="table-cell" style:parent-style-name="Default">
      <style:table-cell-properties fo:border-bottom="0.54pt double #000000" style:border-line-width-bottom="0.009cm 0.005cm 0.005cm" style:text-align-source="fix" style:repeat-content="false" fo:border-left="0.51pt solid #000000" fo:border-right="0.54pt double #000000" style:border-line-width-right="0.009cm 0.005cm 0.005cm" fo:border-top="0.06pt double #000000" style:border-line-width-top="0cm 0.004cm 0.002cm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-bottom="0.06pt double #000000" style:border-line-width-bottom="0cm 0.004cm 0.002cm" style:text-align-source="fix" style:repeat-content="false" fo:border-left="0.54pt double #000000" style:border-line-width-left="0.009cm 0.005cm 0.005cm" fo:border-right="0.54pt double #000000" style:border-line-width-right="0.009cm 0.005cm 0.005cm" fo:border-top="0.54pt double #000000" style:border-line-width-top="0.009cm 0.005cm 0.005cm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0.06pt double #000000" style:border-line-width-bottom="0cm 0.004cm 0.002cm" style:text-align-source="fix" style:repeat-content="false" fo:border-left="0.54pt double #000000" style:border-line-width-left="0.009cm 0.005cm 0.005cm" fo:border-right="0.54pt double #000000" style:border-line-width-right="0.009cm 0.005cm 0.005cm" fo:border-top="0.06pt double #000000" style:border-line-width-top="0cm 0.004cm 0.002cm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0.06pt double #000000" style:border-line-width-bottom="0cm 0.004cm 0.002cm" fo:border-left="0.54pt double #000000" style:border-line-width-left="0.009cm 0.005cm 0.005cm" fo:border-right="0.54pt double #000000" style:border-line-width-right="0.009cm 0.005cm 0.005cm" fo:border-top="0.06pt double #000000" style:border-line-width-top="0cm 0.004cm 0.002cm"/>
    </style:style>
    <style:style style:name="ce10" style:family="table-cell" style:parent-style-name="Default">
      <style:table-cell-properties fo:border-bottom="0.54pt double #000000" style:border-line-width-bottom="0.009cm 0.005cm 0.005cm" fo:border-left="0.54pt double #000000" style:border-line-width-left="0.009cm 0.005cm 0.005cm" fo:border-right="0.54pt double #000000" style:border-line-width-right="0.009cm 0.005cm 0.005cm" fo:border-top="0.06pt double #000000" style:border-line-width-top="0cm 0.004cm 0.002cm"/>
    </style:style>
    <style:style style:name="ce11" style:family="table-cell" style:parent-style-name="Default">
      <style:table-cell-properties style:text-align-source="fix" style:repeat-content="false" fo:border="0.5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="0.54pt solid #000000"/>
    </style:style>
    <style:style style:name="ce13" style:family="table-cell" style:parent-style-name="Default">
      <style:table-cell-properties style:text-align-source="fix" style:repeat-content="false" fo:border="0.54pt solid #000000" style:vertical-align="middle"/>
      <style:paragraph-properties fo:text-align="center"/>
    </style:style>
    <style:style style:name="gr1" style:family="graphic">
      <style:graphic-properties draw:textarea-horizontal-align="center" draw:textarea-vertical-align="middle"/>
    </style:style>
    <style:style style:name="gr2" style:family="graphic">
      <style:graphic-properties svg:stroke-color="#dd4814" draw:fill-color="#dd4814"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shapes>
          <draw:rect draw:z-index="0" draw:style-name="gr1" draw:text-style-name="P1" svg:width="8.738cm" svg:height="0.088cm" svg:x="6.689cm" svg:y="2.836cm">
            <text:p/>
          </draw:rect>
          <draw:rect draw:z-index="1" draw:style-name="gr1" draw:text-style-name="P1" svg:width="4.349cm" svg:height="0.081cm" svg:x="8.833cm" svg:y="4.259cm">
            <text:p/>
          </draw:rect>
          <draw:rect draw:z-index="2" draw:style-name="gr1" draw:text-style-name="P1" svg:width="2.047cm" svg:height="0.084cm" svg:x="12.228cm" svg:y="5.572cm">
            <text:p/>
          </draw:rect>
          <draw:rect draw:z-index="3" draw:style-name="gr1" draw:text-style-name="P1" svg:width="4.349cm" svg:height="0.081cm" svg:x="13.33cm" svg:y="8.279cm">
            <text:p/>
          </draw:rect>
          <draw:rect draw:z-index="4" draw:style-name="gr1" draw:text-style-name="P1" svg:width="2.047cm" svg:height="0.084cm" svg:x="13.357cm" svg:y="6.911cm">
            <text:p/>
          </draw:rect>
          <draw:rect draw:z-index="5" draw:style-name="gr1" draw:text-style-name="P1" svg:width="4.349cm" svg:height="0.081cm" svg:x="15.632cm" svg:y="9.593cm">
            <text:p/>
          </draw:rect>
          <draw:rect draw:z-index="6" draw:style-name="gr2" draw:text-style-name="P1" svg:width="4.349cm" svg:height="0.081cm" svg:x="20.119cm" svg:y="10.932cm">
            <text:p/>
          </draw:rect>
          <draw:rect draw:z-index="7" draw:style-name="gr2" draw:text-style-name="P1" svg:width="4.349cm" svg:height="0.081cm" svg:x="24.633cm" svg:y="13.698cm">
            <text:p/>
          </draw:rect>
          <draw:rect draw:z-index="8" draw:style-name="gr2" draw:text-style-name="P1" svg:width="2.047cm" svg:height="0.084cm" svg:x="24.66cm" svg:y="12.354cm">
            <text:p/>
          </draw:rect>
          <draw:rect draw:z-index="9" draw:style-name="gr2" draw:text-style-name="P1" svg:width="2.047cm" svg:height="0.084cm" svg:x="20.175cm" svg:y="9.615cm">
            <text:p/>
          </draw:rect>
        </table:shapes>
        <table:table-column table:style-name="co1" table:default-cell-style-name="Default"/>
        <table:table-column table:style-name="co2" table:default-cell-style-name="ce3"/>
        <table:table-column table:style-name="co1" table:number-columns-repeated="4" table:default-cell-style-name="ce9"/>
        <table:table-column table:style-name="co1" table:number-columns-repeated="6" table:default-cell-style-name="ce12"/>
        <table:table-row table:style-name="ro1">
          <table:table-cell/>
          <table:table-cell table:style-name="Default"/>
          <table:table-cell table:style-name="ce6" table:number-columns-repeated="6"/>
          <table:table-cell table:style-name="Default" table:number-columns-repeated="4"/>
        </table:table-row>
        <table:table-row table:style-name="ro2">
          <table:table-cell/>
          <table:table-cell table:style-name="ce1" table:number-columns-spanned="1" table:number-rows-spanned="3"/>
          <table:table-cell table:style-name="ce7" office:value-type="string" calcext:value-type="string" table:number-columns-spanned="4" table:number-rows-spanned="1">
            <text:p>October</text:p>
          </table:table-cell>
          <table:covered-table-cell table:number-columns-repeated="3" table:style-name="ce7"/>
          <table:table-cell table:style-name="ce11" office:value-type="string" calcext:value-type="string" table:number-columns-spanned="4" table:number-rows-spanned="1">
            <text:p>November</text:p>
          </table:table-cell>
          <table:covered-table-cell table:style-name="ce11"/>
          <table:covered-table-cell table:number-columns-repeated="2"/>
          <table:table-cell table:style-name="ce13" office:value-type="string" calcext:value-type="string" table:number-columns-spanned="2" table:number-rows-spanned="1">
            <text:p>December</text:p>
          </table:table-cell>
          <table:covered-table-cell/>
        </table:table-row>
        <table:table-row table:style-name="ro2">
          <table:table-cell/>
          <table:covered-table-cell table:style-name="ce2"/>
          <table:table-cell table:style-name="ce8" office:value-type="string" calcext:value-type="string">
            <text:p>1<text:span text:style-name="T1">st</text:span> Week</text:p>
          </table:table-cell>
          <table:table-cell table:style-name="ce8" office:value-type="string" calcext:value-type="string">
            <text:p>2st Week</text:p>
          </table:table-cell>
          <table:table-cell table:style-name="ce8" office:value-type="string" calcext:value-type="string">
            <text:p>3st Week</text:p>
          </table:table-cell>
          <table:table-cell table:style-name="ce8" office:value-type="string" calcext:value-type="string">
            <text:p>4st Week</text:p>
          </table:table-cell>
          <table:table-cell table:style-name="ce11" office:value-type="string" calcext:value-type="string">
            <text:p>5st Week</text:p>
          </table:table-cell>
          <table:table-cell table:style-name="ce11" office:value-type="string" calcext:value-type="string">
            <text:p>6st Week</text:p>
          </table:table-cell>
          <table:table-cell table:style-name="ce11" office:value-type="string" calcext:value-type="string">
            <text:p>7st Week</text:p>
          </table:table-cell>
          <table:table-cell table:style-name="ce11" office:value-type="string" calcext:value-type="string">
            <text:p>8st Week</text:p>
          </table:table-cell>
          <table:table-cell table:style-name="ce11" office:value-type="string" calcext:value-type="string">
            <text:p>9st Week</text:p>
          </table:table-cell>
          <table:table-cell table:style-name="ce11" office:value-type="string" calcext:value-type="string">
            <text:p>10st Week</text:p>
          </table:table-cell>
        </table:table-row>
        <table:table-row table:style-name="ro2">
          <table:table-cell/>
          <table:covered-table-cell table:style-name="ce2"/>
          <table:table-cell table:style-name="ce8" office:value-type="string" calcext:value-type="string">
            <text:p>6-10</text:p>
          </table:table-cell>
          <table:table-cell table:style-name="ce8" office:value-type="string" calcext:value-type="string">
            <text:p>13-17</text:p>
          </table:table-cell>
          <table:table-cell table:style-name="ce8" office:value-type="string" calcext:value-type="string">
            <text:p>20-24</text:p>
          </table:table-cell>
          <table:table-cell table:style-name="ce8" office:value-type="string" calcext:value-type="string">
            <text:p>27-31</text:p>
          </table:table-cell>
          <table:table-cell table:style-name="ce11" office:value-type="string" calcext:value-type="string">
            <text:p>3-7</text:p>
          </table:table-cell>
          <table:table-cell table:style-name="ce11" office:value-type="string" calcext:value-type="string">
            <text:p>10-14</text:p>
          </table:table-cell>
          <table:table-cell table:style-name="ce13" office:value-type="string" calcext:value-type="string">
            <text:p>17-21</text:p>
          </table:table-cell>
          <table:table-cell table:style-name="ce13" office:value-type="string" calcext:value-type="string">
            <text:p>24-28</text:p>
          </table:table-cell>
          <table:table-cell table:style-name="ce13" office:value-type="string" calcext:value-type="string">
            <text:p>1-5</text:p>
          </table:table-cell>
          <table:table-cell table:style-name="ce13" office:value-type="string" calcext:value-type="string">
            <text:p>8-12</text:p>
          </table:table-cell>
        </table:table-row>
        <table:table-row table:style-name="ro3">
          <table:table-cell/>
          <table:table-cell office:value-type="string" calcext:value-type="string">
            <text:p>Research for </text:p>
            <text:p>Embedded Linux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Analysis custom </text:p>
            <text:p>Firmware (Amlinux)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Bootloader build </text:p>
            <text:p>For m8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Kernel(3.10.33) build </text:p>
            <text:p>For m8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root file system build </text:p>
            <text:p>Using Buildroot</text:p>
          </table:table-cell>
          <table:table-cell table:number-columns-repeated="10"/>
        </table:table-row>
        <table:table-row table:style-name="ro3">
          <table:table-cell/>
          <table:table-cell table:style-name="ce4" office:value-type="string" calcext:value-type="string">
            <text:p>OTA package &amp; Test</text:p>
          </table:table-cell>
          <table:table-cell table:number-columns-repeated="10"/>
        </table:table-row>
        <table:table-row table:style-name="ro3">
          <table:table-cell/>
          <table:table-cell table:style-name="ce4" office:value-type="string" calcext:value-type="string">
            <text:p>Booting Sequence</text:p>
            <text:p>Debugging with Serial </text:p>
            <text:p>Communication(minicom)</text:p>
          </table:table-cell>
          <table:table-cell table:number-columns-repeated="10"/>
        </table:table-row>
        <table:table-row table:style-name="ro3">
          <table:table-cell/>
          <table:table-cell table:style-name="ce4" office:value-type="string" calcext:value-type="string">
            <text:p>Booting Logo change</text:p>
          </table:table-cell>
          <table:table-cell table:number-columns-repeated="10"/>
        </table:table-row>
        <table:table-row table:style-name="ro3">
          <table:table-cell/>
          <table:table-cell table:style-name="ce4" office:value-type="string" calcext:value-type="string">
            <text:p>XBMC version</text:p>
            <text:p>Control &amp; addon(skin)</text:p>
            <text:p>Handling</text:p>
          </table:table-cell>
          <table:table-cell table:number-columns-repeated="10"/>
        </table:table-row>
        <table:table-row table:style-name="ro4">
          <table:table-cell/>
          <table:table-cell table:style-name="ce5" office:value-type="string" calcext:value-type="string">
            <text:p>Customising XBMC for </text:p>
            <text:p>Seebo Mini</text:p>
          </table:table-cell>
          <table:table-cell table:style-name="ce10" table:number-columns-repeated="4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4">00/00/0000</text:date>, <text:time style:data-style-name="N2" text:time-value="16:12:37.2325457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2T13:31:32.464618390</meta:creation-date>
    <dc:date>2014-11-14T16:26:20.341275914</dc:date>
    <meta:editing-duration>PT33M27S</meta:editing-duration>
    <meta:editing-cycles>3</meta:editing-cycles>
    <meta:generator>LibreOffice/4.2.7.2$Linux_X86_64 LibreOffice_project/420m0$Build-2</meta:generator>
    <meta:document-statistic meta:table-count="1" meta:cell-count="33" meta:object-count="10"/>
  </office:meta>
</office:document-meta>
</file>